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.176cm" fo:margin-bottom="0.176cm" style:contextual-spacing="false" fo:keep-together="always" fo:text-indent="0cm" style:auto-text-indent="false" fo:keep-with-next="always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T1" style:family="text">
      <style:text-properties fo:language="ar" fo:country="SA" style:language-asian="zh" style:country-asian="C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Strong_20_Emphasis"><text:span text:style-name="T1">13.4. CARTA</text:span></text:span></text:p>
      <text:p text:style-name="P1" loext:marker-style-name="T2">Comunicació escrita de caràcter interpersonal, de contingut general, no prevista en la tramitació d'un procediment administratiu.<text:span text:style-name="T2"/></text:p>
      <text:p text:style-name="P1" loext:marker-style-name="T2"><text:span text:style-name="Strong_20_Emphasis"><text:span text:style-name="T1">1. Capçalera</text:span></text:span>  Tic-tac<text:line-break/>        Rellotges</text:p>
      <text:p text:style-name="P1" loext:marker-style-name="T2"><text:span text:style-name="Strong_20_Emphasis"><text:span text:style-name="T1">2. Destinació</text:span></text:span>  Sr. Jaume Pons Coll<text:line-break/>        Gerent de la fàbrica RELLOTGES SUÏSSOS, SL<text:line-break/>        Carrer del Riu, 11<text:line-break/>        Polígon industrial del Nord<text:line-break/>        BARCELONA</text:p>
      <text:p text:style-name="P1" loext:marker-style-name="T2"><text:span text:style-name="Strong_20_Emphasis"><text:span text:style-name="T1">3. Salutació</text:span></text:span>  Senyor,</text:p>
      <text:p text:style-name="P1" loext:marker-style-name="T2"><text:span text:style-name="Strong_20_Emphasis"><text:span text:style-name="T1">4. Cos</text:span></text:span>    Recentment vam rebre la visita de la vostra representant a Menorca, la<text:line-break/>        qual ens va informar sobre la darrera col·lecció de rellotges de la vostra<text:line-break/>        marca.<text:line-break/>        Atès que estam interessats a comercialitzar-ne alguns de la línia més juvenil,<text:line-break/>        us confirmam la comanda de 10 unitats dels models següents:<text:line-break/>        AIRE (ref. 011)<text:line-break/>        MAR (ref. 012)<text:line-break/>        TERRA (ref. 013)<text:line-break/>        FOC (ref. 014)<text:line-break/>        Mentre esperam la recepció de la nostra comanda, us saludam ben atentament.</text:p>
      <text:p text:style-name="P1" loext:marker-style-name="T2"><text:span text:style-name="Strong_20_Emphasis"><text:span text:style-name="T1">5. Comiat</text:span></text:span>   [rúbrica]</text:p>
      <text:p text:style-name="P1" loext:marker-style-name="T2"><text:span text:style-name="Strong_20_Emphasis"><text:span text:style-name="T1">6. Signatura</text:span></text:span>  Anna Gornés Florit</text:p>
      <text:p text:style-name="P1" loext:marker-style-name="T2"><text:span text:style-name="Strong_20_Emphasis"><text:span text:style-name="T1">7. Nom i llinatges</text:span></text:span> Propietària de la botiga Tic-tac Rellotges</text:p>
      <text:p text:style-name="P1" loext:marker-style-name="T2"><text:span text:style-name="Strong_20_Emphasis"><text:span text:style-name="T1">8. Càrrec</text:span></text:span>   (inclòs en la línia anterior, com al text original)</text:p>
      <text:p text:style-name="P1" loext:marker-style-name="T2"><text:span text:style-name="Strong_20_Emphasis"><text:span text:style-name="T1">9. Datació</text:span></text:span>   Ciutadella, 10 de febrer de 2005</text:p>
      <text:p text:style-name="P1" loext:marker-style-name="T2"><text:span text:style-name="Strong_20_Emphasis"><text:span text:style-name="T1">10. Informació addicional</text:span></text:span> PD: Us retornam els catàlegs que ens vau prestar.</text:p>
      <text:p text:style-name="P2" loext:marker-style-name="T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>
      <style:paragraph-properties fo:margin-top="0.176cm" fo:margin-bottom="0.176cm" style:contextual-spacing="false" fo:text-align="start" style:justify-single-word="false" fo:orphans="2" fo:widows="2"/>
      <style:text-properties style:font-name="Times New Roman" fo:font-family="'Times New Roman'" style:font-family-generic="roman" style:font-pitch="variable" fo:font-size="12pt" fo:language="ar" fo:country="SA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3:32.607446367</meta:creation-date>
    <meta:editing-cycles>2</meta:editing-cycles>
    <dc:date>2025-11-17T16:24:12.525267673</dc:date>
    <meta:editing-duration>PT40S</meta:editing-duration>
    <meta:document-statistic meta:table-count="0" meta:image-count="0" meta:object-count="0" meta:page-count="1" meta:paragraph-count="12" meta:word-count="170" meta:character-count="1175" meta:non-whitespace-character-count="892"/>
    <meta:generator>LibreOffice/24.2.7.2$Linux_X86_64 LibreOffice_project/420$Build-2</meta:generator>
  </office:meta>
</office:document-meta>
</file>